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2.01pt solid #000000" fo:border-left="none" fo:border-right="none" fo:border-top="none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1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 office:value-type="string" calcext:value-type="string">
            <text:p>givatayim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vatayim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vatayim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vatayim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r_shev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r_shev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r_shev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r_shev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r_shev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h_etzio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h_etzion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der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der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der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hon_letzio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hon_letzion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hon_letzion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hon_letzio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hon_letzio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iryat_bialik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iryat_bialik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iryat_bialik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iryat_bialik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any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any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any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far_sab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far_sab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far_sab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a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a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a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a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ema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ah_tikva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ah_tikva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ah_tikva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usalem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usalem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far_shmaryahu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far_shmaryahu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far_shmaryahu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dod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dod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dod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dod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dod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dod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dod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dod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er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shdod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beer_shev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fa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fa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rzelia 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rzelia 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lon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lon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lon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anana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mat gan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mat gan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ovot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ovot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ovot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ovot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ovot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hovot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-aviv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-aviv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-aviv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-aviv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-aviv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-aviv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</table:table-row>
      </table:table>
      <table:table table:name="Pivot Table_all_data_1" table:style-name="ta1">
        <table:table-column table:style-name="co3" table:default-cell-style-name="ce2"/>
        <table:table-column table:style-name="co2" table:default-cell-style-name="ce9"/>
        <table:table-column table:style-name="co2" table:number-columns-repeated="6" table:default-cell-style-name="Pivot_20_Table_20_Value"/>
        <table:table-column table:style-name="co2" table:number-columns-repeated="2" table:default-cell-style-name="ce16"/>
        <table:table-column table:style-name="co2" table:default-cell-style-name="ce21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Sum - state</text:p>
          </table:table-cell>
          <table:table-cell table:style-name="ce6" office:value-type="string" calcext:value-type="string">
            <text:p>year</text:p>
          </table:table-cell>
          <table:table-cell table:style-name="ce12" table:number-columns-repeated="8"/>
          <table:table-cell table:style-name="ce18"/>
          <table:table-cell table:number-columns-repeated="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7" office:value-type="float" office:value="1994" calcext:value-type="float">
            <text:p>1994</text:p>
          </table:table-cell>
          <table:table-cell table:style-name="ce13" office:value-type="float" office:value="2008" calcext:value-type="float">
            <text:p>2008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3" office:value-type="float" office:value="2013" calcext:value-type="float">
            <text:p>201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9" office:value-type="float" office:value="2016" calcext:value-type="float">
            <text:p>20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shdod</text:p>
          </table:table-cell>
          <table:table-cell table:style-name="ce8"/>
          <table:table-cell table:number-columns-repeated="8" table:style-name="ce14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after QA</text:p>
          </table:table-cell>
        </table:table-row>
        <table:table-row table:style-name="ro1">
          <table:table-cell office:value-type="string" calcext:value-type="string">
            <text:p>beer_sheva</text:p>
          </table:table-cell>
          <table:table-cell table:number-columns-repeated="4"/>
          <table:table-cell table:number-columns-repeated="3" table:style-name="ce1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ommitted</text:p>
          </table:table-cell>
        </table:table-row>
        <table:table-row table:style-name="ro1">
          <table:table-cell office:value-type="string" calcext:value-type="string">
            <text:p>givatayim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to create</text:p>
          </table:table-cell>
        </table:table-row>
        <table:table-row table:style-name="ro1">
          <table:table-cell office:value-type="string" calcext:value-type="string">
            <text:p>gush_etzion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style-name="ce22"/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missing data</text:p>
          </table:table-cell>
        </table:table-row>
        <table:table-row table:style-name="ro1">
          <table:table-cell office:value-type="string" calcext:value-type="string">
            <text:p>hadera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fa</text:p>
          </table:table-cell>
          <table:table-cell table:number-columns-repeated="7"/>
          <table:table-cell table:style-name="Pivot_20_Table_20_Value"/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zelia </text:p>
          </table:table-cell>
          <table:table-cell table:number-columns-repeated="7"/>
          <table:table-cell table:style-name="Pivot_20_Table_20_Value"/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on</text:p>
          </table:table-cell>
          <table:table-cell table:number-columns-repeated="7"/>
          <table:table-cell table:number-columns-repeated="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a</text:p>
          </table:table-cell>
          <table:table-cell table:number-columns-repeated="3"/>
          <table:table-cell table:number-columns-repeated="4" table:style-name="ce16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jerusalem</text:p>
          </table:table-cell>
          <table:table-cell table:number-columns-repeated="7"/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far_saba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far_shmaryahu</text:p>
          </table:table-cell>
          <table:table-cell table:number-columns-repeated="4"/>
          <table:table-cell table:number-columns-repeated="3" table:style-name="ce16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netanya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er</text:p>
          </table:table-cell>
          <table:table-cell table:number-columns-repeated="7"/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ah_tikva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iryat_bialik</text:p>
          </table:table-cell>
          <table:table-cell table:number-columns-repeated="3"/>
          <table:table-cell table:number-columns-repeated="4" table:style-name="ce16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raanana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Pivot_20_Table_20_Value"/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ramat gan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rehovot</text:p>
          </table:table-cell>
          <table:table-cell table:number-columns-repeated="4"/>
          <table:table-cell table:number-columns-repeated="3" table:style-name="ce16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shon_letzion</text:p>
          </table:table-cell>
          <table:table-cell table:number-columns-repeated="5"/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ma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Pivot_20_Table_20_Value" table:number-columns-repeated="2"/>
          <table:table-cell table:style-name="ce22"/>
          <table:table-cell table:number-columns-repeated="3"/>
        </table:table-row>
        <table:table-row table:style-name="ro1">
          <table:table-cell table:style-name="ce5" office:value-type="string" calcext:value-type="string">
            <text:p>Tel-aviv</text:p>
          </table:table-cell>
          <table:table-cell table:style-name="ce11"/>
          <table:table-cell table:style-name="ce15" table:number-columns-repeated="3"/>
          <table:table-cell table:number-columns-repeated="5" table:style-name="ce17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  <table:database-ranges>
        <table:database-range table:name="data" table:target-range-address="all_data.A2:all_data.B52" table:on-update-keep-styles="true" table:on-update-keep-size="false"/>
      </table:database-ranges>
      <table:data-pilot-tables>
        <table:data-pilot-table table:name="DataPilot1" table:application-data="" table:target-range-address="'Pivot Table_all_data_1'.A1:'Pivot Table_all_data_1'.K24" table:buttons="'Pivot Table_all_data_1'.A2 'Pivot Table_all_data_1'.B1" table:grand-total="none" table:show-filter-button="false" table:drill-down-on-double-click="false">
          <table:source-cell-range table:cell-range-address="all_data.A1:all_data.C76"/>
          <table:data-pilot-field table:source-field-name="year" table:orientation="column" table:used-hierarchy="0" table:function="auto">
            <table:data-pilot-level table:show-empty="false" calcext:repeat-item-labels="false">
              <table:data-pilot-members>
                <table:data-pilot-member table:name="1994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ashdod" table:display="true" table:show-details="true"/>
                <table:data-pilot-member table:name="beer_sheva" table:display="true" table:show-details="true"/>
                <table:data-pilot-member table:name="givatayim" table:display="true" table:show-details="true"/>
                <table:data-pilot-member table:name="gush_etzion" table:display="true" table:show-details="true"/>
                <table:data-pilot-member table:name="hadera" table:display="true" table:show-details="true"/>
                <table:data-pilot-member table:name="haifa" table:display="true" table:show-details="true"/>
                <table:data-pilot-member table:name="herzelia " table:display="true" table:show-details="true"/>
                <table:data-pilot-member table:name="hulon" table:display="true" table:show-details="true"/>
                <table:data-pilot-member table:name="hura" table:display="true" table:show-details="true"/>
                <table:data-pilot-member table:name="jerusalem" table:display="true" table:show-details="true"/>
                <table:data-pilot-member table:name="kfar_saba" table:display="true" table:show-details="true"/>
                <table:data-pilot-member table:name="kfar_shmaryahu" table:display="true" table:show-details="true"/>
                <table:data-pilot-member table:name="netanya" table:display="true" table:show-details="true"/>
                <table:data-pilot-member table:name="omer" table:display="true" table:show-details="true"/>
                <table:data-pilot-member table:name="petah_tikva" table:display="true" table:show-details="true"/>
                <table:data-pilot-member table:name="qiryat_bialik" table:display="true" table:show-details="true"/>
                <table:data-pilot-member table:name="raanana" table:display="true" table:show-details="true"/>
                <table:data-pilot-member table:name="ramat gan" table:display="true" table:show-details="true"/>
                <table:data-pilot-member table:name="rehovot" table:display="true" table:show-details="true"/>
                <table:data-pilot-member table:name="rishon_letzion" table:display="true" table:show-details="true"/>
                <table:data-pilot-member table:name="schema" table:display="true" table:show-details="true"/>
                <table:data-pilot-member table:name="Tel-avi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e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21:16:54.132158156</dc:date>
    <meta:editing-duration>PT17M11S</meta:editing-duration>
    <meta:editing-cycles>2</meta:editing-cycles>
    <meta:generator>LibreOffice/5.1.4.2$Linux_x86 LibreOffice_project/10m0$Build-2</meta:generator>
    <meta:document-statistic meta:table-count="2" meta:cell-count="346" meta:object-count="0"/>
  </office:meta>
</office:document-meta>
</file>